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officeooo:rsid="00019fdb" officeooo:paragraph-rsid="000a0406"/>
    </style:style>
    <style:style style:name="P3" style:family="paragraph" style:parent-style-name="Standard">
      <style:paragraph-properties fo:line-height="150%"/>
      <style:text-properties officeooo:rsid="00256797" officeooo:paragraph-rsid="002c12ba"/>
    </style:style>
    <style:style style:name="P4" style:family="paragraph" style:parent-style-name="Standard">
      <style:paragraph-properties fo:line-height="150%"/>
      <style:text-properties officeooo:rsid="00019fdb" officeooo:paragraph-rsid="000a0406" fo:background-color="transparent"/>
    </style:style>
    <style:style style:name="P5" style:family="paragraph" style:parent-style-name="Standard">
      <style:paragraph-properties fo:line-height="150%"/>
      <style:text-properties officeooo:rsid="002c12ba" officeooo:paragraph-rsid="002c12ba"/>
    </style:style>
    <style:style style:name="P6" style:family="paragraph" style:parent-style-name="Subtitle">
      <style:paragraph-properties fo:line-height="150%"/>
    </style:style>
    <style:style style:name="T1" style:family="text">
      <style:text-properties officeooo:rsid="00162418"/>
    </style:style>
    <style:style style:name="T2" style:family="text">
      <style:text-properties fo:font-style="normal" officeooo:rsid="0016af33" style:font-style-asian="normal" style:font-style-complex="normal"/>
    </style:style>
    <style:style style:name="T3" style:family="text">
      <style:text-properties fo:font-style="normal" officeooo:rsid="002c12ba" style:font-style-asian="normal" style:font-style-complex="normal"/>
    </style:style>
    <style:style style:name="T4" style:family="text">
      <style:text-properties fo:font-style="normal" officeooo:rsid="00269675" style:font-style-asian="normal" style:font-style-complex="normal"/>
    </style:style>
    <style:style style:name="T5" style:family="text">
      <style:text-properties officeooo:rsid="00269675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cbea0" fo:background-color="transparent" loext:char-shading-value="0"/>
    </style:style>
    <style:style style:name="T8" style:family="text">
      <style:text-properties officeooo:rsid="002820d8" fo:background-color="transparent" loext:char-shading-value="0"/>
    </style:style>
    <style:style style:name="T9" style:family="text">
      <style:text-properties officeooo:rsid="0029936c" fo:background-color="transparent" loext:char-shading-value="0"/>
    </style:style>
    <style:style style:name="T10" style:family="text">
      <style:text-properties officeooo:rsid="002a7d0e"/>
    </style:style>
    <style:style style:name="T11" style:family="text">
      <style:text-properties officeooo:rsid="002bb222"/>
    </style:style>
    <style:style style:name="T12" style:family="text">
      <style:text-properties officeooo:rsid="002c12ba"/>
    </style:style>
    <style:style style:name="T13" style:family="text">
      <style:text-properties officeooo:rsid="002cc5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bstract</text:h>
      <text:p text:style-name="P2">The prevalence of increasingly dense genotyping chipsets prompted the need for high-throughput <text:span text:style-name="T6">genetic linkage pipelines to handle the vast amounts of data they generate. Despite the new paradigm in genetics being more sequence analysis driven, the importance of linkage analysis still </text:span><text:span text:style-name="T7">remains</text:span><text:span text:style-name="T6"> a powerful tool to pinpoint loci of interest within the tumultuous over-abundance of sequence data. Linkage analysis alone is often more than capable of identifying a single causative gene under the scope of a rare disease model for the relatively </text:span><text:span text:style-name="T8">low </text:span><text:span text:style-name="T6">cost of a genotyping array, </text:span><text:span text:style-name="T9">and has the added </text:span><text:span text:style-name="T6">advantage </text:span><text:span text:style-name="T9">of </text:span><text:span text:style-name="T6">reconstitut</text:span><text:span text:style-name="T9">ing </text:span><text:span text:style-name="T6">genotypes of individuals absent from the analysis via haplotype reconstruction.</text:span></text:p>
      <text:p text:style-name="P4"/>
      <text:p text:style-name="P3"><text:span text:style-name="T12">Here we present our</text:span> <text:span text:style-name="T10">comprehensive </text:span>linkage analysis pipeline <text:span text:style-name="T11">consisting of a collection of well-established tools and utilities (GRR, Merlin, Alohomora) to perform analysis under all penetrance models (dominant/recessive, autosomal/X-linked) as well as large complex consanguineous pedigrees. Pre-analysis </text:span>filtering <text:span text:style-name="T11">selects a subset of </text:span>markers indicative of informative me<text:span text:style-name="T5">i</text:span>oses, <text:span text:style-name="T5">and qualitative tests</text:span> <text:span text:style-name="T5">are performed to check for gender, relationship, and Mendelian inheritance consistency. A reliable lineup of linkage analysis suites (Allegro, GeneHunter, Simwalk) compute LOD scores to produce fast genome-wide and chromosome-specific linkage plots complete with sub-banding overlays and peak validation. Limitations in pedigree creation and post-analysis haplotype examination applications (HaploPainter) further prompted the development of a new <text:s/>visualization </text:span><text:span text:style-name="T3">tool,</text:span><text:span text:style-name="T5"> </text:span><text:span text:style-name="T4"><text:s/></text:span><text:span text:style-name="T2">HaploHTML5, <text:s/></text:span><text:span text:style-name="T3">built upon the latest </text:span><text:span text:style-name="T1">advances in the HTML5 web schema. Pedigrees can be drawn and analysed in-browser, and haploblock resolution is performed using the novel approach of a best-first path-finding algorithm (A*) implemented in pure JavaScript.</text:span></text:p>
      <text:p text:style-name="P3"/>
      <text:p text:style-name="P5">Small (&lt;19-bit) pedigrees with an informative input set of 40,000 markers were processed in under 15 minutes (single core) and 5 minutes (multi-core). Complex (&gt;19-bit, inbred) pedigrees required extensive code and platform-specific modifications to cater for some of the more outdated software (Allegro) which <text:span text:style-name="T13">increased the runtime to hours (19 to 23-bit) and days (&gt;23-bit). HaploHTML5 performed correct haplotype resolution for X-linked inheritance models compared to HaploPain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n" fo:country="GB" style:letter-kerning="true" style:font-name-asian="Droid Sans Fallback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Nimbus Roman No9 L" fo:font-size="10pt" fo:language="en" fo:country="GB" style:letter-kerning="true" style:font-name-asian="Droid Sans Fallback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_20_3" style:default-outline-level="5" style:class="text"/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Title" style:family="paragraph" style:parent-style-name="Heading" style:default-outline-level="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29:23.609034264</meta:creation-date>
    <dc:date>2016-07-12T18:50:39.439615773</dc:date>
    <meta:editing-duration>PT2H9M1S</meta:editing-duration>
    <meta:editing-cycles>31</meta:editing-cycles>
    <meta:generator>LibreOffice/5.1.3.2$Linux_X86_64 LibreOffice_project/10m0$Build-2</meta:generator>
    <meta:document-statistic meta:table-count="0" meta:image-count="0" meta:object-count="0" meta:page-count="1" meta:paragraph-count="5" meta:word-count="319" meta:character-count="2318" meta:non-whitespace-character-count="2001"/>
  </office:meta>
</office:document-meta>
</file>